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9400000042D8A74E01.png"/>
  <manifest:file-entry manifest:media-type="image/png" manifest:full-path="Pictures/100000000000029400000042ED6948ED.png"/>
  <manifest:file-entry manifest:media-type="image/png" manifest:full-path="Pictures/10000000000002940000004234694E3B.png"/>
  <manifest:file-entry manifest:media-type="image/png" manifest:full-path="Pictures/100000000000029400000042895500CF.png"/>
  <manifest:file-entry manifest:media-type="image/png" manifest:full-path="Pictures/10000000000002910000003F8B21E521.png"/>
  <manifest:file-entry manifest:media-type="image/png" manifest:full-path="Pictures/100000000000029400000041277B4968.png"/>
  <manifest:file-entry manifest:media-type="image/png" manifest:full-path="Pictures/1000000000000294000000433E4EB83A.png"/>
  <manifest:file-entry manifest:media-type="image/png" manifest:full-path="Pictures/1000000000000294000000412891AD1B.png"/>
  <manifest:file-entry manifest:media-type="image/png" manifest:full-path="Pictures/10000201000003200000004CA3622CFB.png"/>
  <manifest:file-entry manifest:media-type="image/png" manifest:full-path="Pictures/1000000000000294000000427886CAB7.png"/>
  <manifest:file-entry manifest:media-type="image/png" manifest:full-path="Pictures/10000000000002960000003F6043A72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5.001cm" style:rel-column-width="18625*"/>
    </style:style>
    <style:style style:name="Table1.B" style:family="table-column">
      <style:table-column-properties style:column-width="12.594cm" style:rel-column-width="4691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002cm" style:rel-column-width="18639*"/>
    </style:style>
    <style:style style:name="Table2.B" style:family="table-column">
      <style:table-column-properties style:column-width="12.587cm" style:rel-column-width="4689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5cm" fo:margin-left="0cm" fo:margin-right="-0.005cm" table:align="margins"/>
    </style:style>
    <style:style style:name="Table3.A" style:family="table-column">
      <style:table-column-properties style:column-width="5.001cm" style:rel-column-width="18625*"/>
    </style:style>
    <style:style style:name="Table3.B" style:family="table-column">
      <style:table-column-properties style:column-width="12.594cm" style:rel-column-width="4691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5cm" fo:margin-left="0cm" fo:margin-right="-0.005cm" table:align="margins"/>
    </style:style>
    <style:style style:name="Table4.A" style:family="table-column">
      <style:table-column-properties style:column-width="5.001cm" style:rel-column-width="18625*"/>
    </style:style>
    <style:style style:name="Table4.B" style:family="table-column">
      <style:table-column-properties style:column-width="12.594cm" style:rel-column-width="46910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5cm" fo:margin-left="0cm" fo:margin-right="-0.005cm" table:align="margins"/>
    </style:style>
    <style:style style:name="Table5.A" style:family="table-column">
      <style:table-column-properties style:column-width="5.001cm" style:rel-column-width="18625*"/>
    </style:style>
    <style:style style:name="Table5.B" style:family="table-column">
      <style:table-column-properties style:column-width="12.594cm" style:rel-column-width="46910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5.002cm" style:rel-column-width="18639*"/>
    </style:style>
    <style:style style:name="Table6.B" style:family="table-column">
      <style:table-column-properties style:column-width="12.587cm" style:rel-column-width="46896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12" style:family="table">
      <style:table-properties style:width="17.595cm" fo:margin-left="0cm" table:align="left"/>
    </style:style>
    <style:style style:name="Table12.A" style:family="table-column">
      <style:table-column-properties style:column-width="5.001cm"/>
    </style:style>
    <style:style style:name="Table12.B" style:family="table-column">
      <style:table-column-properties style:column-width="12.594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3" style:family="table">
      <style:table-properties style:width="17.595cm" fo:margin-left="0cm" table:align="left"/>
    </style:style>
    <style:style style:name="Table13.A" style:family="table-column">
      <style:table-column-properties style:column-width="5.001cm"/>
    </style:style>
    <style:style style:name="Table13.B" style:family="table-column">
      <style:table-column-properties style:column-width="12.594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7" style:family="table">
      <style:table-properties style:width="17.595cm" fo:margin-left="0cm" fo:margin-right="-0.005cm" table:align="margins"/>
    </style:style>
    <style:style style:name="Table7.A" style:family="table-column">
      <style:table-column-properties style:column-width="4.974cm" style:rel-column-width="18527*"/>
    </style:style>
    <style:style style:name="Table7.B" style:family="table-column">
      <style:table-column-properties style:column-width="12.621cm" style:rel-column-width="4700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595cm" fo:margin-left="0cm" fo:margin-right="-0.005cm" table:align="margins"/>
    </style:style>
    <style:style style:name="Table8.A" style:family="table-column">
      <style:table-column-properties style:column-width="4.974cm" style:rel-column-width="18527*"/>
    </style:style>
    <style:style style:name="Table8.B" style:family="table-column">
      <style:table-column-properties style:column-width="12.621cm" style:rel-column-width="4700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5.002cm" style:rel-column-width="18639*"/>
    </style:style>
    <style:style style:name="Table9.B" style:family="table-column">
      <style:table-column-properties style:column-width="12.587cm" style:rel-column-width="46896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595cm" fo:margin-left="0cm" table:align="left"/>
    </style:style>
    <style:style style:name="Table10.A" style:family="table-column">
      <style:table-column-properties style:column-width="5.001cm"/>
    </style:style>
    <style:style style:name="Table10.B" style:family="table-column">
      <style:table-column-properties style:column-width="12.594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1" style:family="table">
      <style:table-properties style:width="17.595cm" fo:margin-left="0cm" table:align="left"/>
    </style:style>
    <style:style style:name="Table11.A" style:family="table-column">
      <style:table-column-properties style:column-width="5.001cm"/>
    </style:style>
    <style:style style:name="Table11.B" style:family="table-column">
      <style:table-column-properties style:column-width="12.594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P1" style:family="paragraph" style:parent-style-name="Text_20_body">
      <style:text-properties fo:font-size="10pt" style:font-size-asian="10pt" style:font-size-complex="10pt"/>
    </style:style>
    <style:style style:name="P2" style:family="paragraph" style:parent-style-name="Text_20_body" style:list-style-name="L2"/>
    <style:style style:name="P3" style:family="paragraph" style:parent-style-name="Text_20_body" style:list-style-name="L3">
      <style:text-properties fo:font-size="10pt" style:font-size-asian="10pt" style:font-size-complex="10pt"/>
    </style:style>
    <style:style style:name="P4" style:family="paragraph" style:parent-style-name="Text_20_body" style:list-style-name="L4">
      <style:text-properties fo:font-size="10pt" style:font-size-asian="10pt" style:font-size-complex="10pt"/>
    </style:style>
    <style:style style:name="P5" style:family="paragraph" style:parent-style-name="Text_20_body" style:list-style-name="L11">
      <style:text-properties fo:font-size="10pt" style:font-size-asian="10pt" style:font-size-complex="10pt"/>
    </style:style>
    <style:style style:name="P6" style:family="paragraph" style:parent-style-name="Text_20_body" style:list-style-name="L5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>
      <style:text-properties fo:font-size="10.5pt" style:font-size-asian="10.5pt" style:font-size-complex="10.5pt"/>
    </style:style>
    <style:style style:name="P12" style:family="paragraph" style:parent-style-name="Text_20_body" style:list-style-name="L1">
      <style:text-properties fo:font-size="10.5pt" style:font-size-asian="10.5pt" style:font-size-complex="10.5pt"/>
    </style:style>
    <style:style style:name="P13" style:family="paragraph" style:parent-style-name="Text_20_body" style:list-style-name="L5">
      <style:paragraph-properties fo:margin-top="0cm" fo:margin-bottom="0.21cm"/>
    </style:style>
    <style:style style:name="P14" style:family="paragraph" style:parent-style-name="Text_20_body" style:list-style-name="L6">
      <style:paragraph-properties fo:margin-top="0cm" fo:margin-bottom="0cm" fo:background-color="transparent">
        <style:background-image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2">
      <style:paragraph-properties fo:margin-top="0.22cm" fo:margin-bottom="0cm"/>
    </style:style>
    <style:style style:name="P17" style:family="paragraph" style:parent-style-name="Heading_20_2">
      <style:paragraph-properties fo:margin-top="0.42cm" fo:margin-bottom="0cm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questing an Interlibray Loan</text:h>
      <text:h text:style-name="Heading_20_2" text:outline-level="2">Making a request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Search for the book</text:p>
          </table:table-cell>
          <table:table-cell table:style-name="Table1.B1" office:value-type="string">
            <text:p text:style-name="P11"><draw:frame draw:style-name="fr2" draw:name="graphics2" text:anchor-type="paragraph" svg:width="12.402cm" svg:height="1.189cm" draw:z-index="4"><draw:image xlink:href="Pictures/10000000000002910000003F8B21E521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1">Request the book.</text:p>
          </table:table-cell>
          <table:table-cell table:style-name="Table1.B2" office:value-type="string">
            <text:list xml:id="list533051893" text:style-name="L1">
              <text:list-item>
                <text:p text:style-name="P12">Click on the title to show the locations.</text:p>
              </text:list-item>
              <text:list-item>
                <text:p text:style-name="P12">Click the Request button.</text:p>
              </text:list-item>
              <text:list-item>
                <text:p text:style-name="P12">Enter your patron's barcode.</text:p>
              </text:list-item>
              <text:list-item>
                <text:p text:style-name="P12">Click the Complete the Request button.</text:p>
              </text:list-item>
            </text:list>
          </table:table-cell>
        </table:table-row>
      </table:table>
      <text:p text:style-name="Text_20_body"/>
      <text:h text:style-name="Heading_20_2" text:outline-level="2">Unfilled request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Check for unfilled requests</text:p>
          </table:table-cell>
          <table:table-cell table:style-name="Table2.B1" office:value-type="string">
            <text:p text:style-name="P11"><draw:frame draw:style-name="fr3" draw:name="graphics3" text:anchor-type="paragraph" svg:width="12.393cm" svg:height="1.178cm" draw:z-index="5"><draw:image xlink:href="Pictures/10000000000002960000003F6043A724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1">Try next lender</text:p>
          </table:table-cell>
          <table:table-cell table:style-name="Table2.B2" office:value-type="string">
            <text:p text:style-name="P11">If more potential lenders are available, there will be a Try next lender button.</text:p>
          </table:table-cell>
        </table:table-row>
        <table:table-row>
          <table:table-cell table:style-name="Table2.A2" office:value-type="string">
            <text:p text:style-name="P11">Cancel request</text:p>
          </table:table-cell>
          <table:table-cell table:style-name="Table2.B2" office:value-type="string">
            <text:p text:style-name="P11">If there are no further potential lenders (or you simply want to cancel the request), click the Cancel request button.</text:p>
          </table:table-cell>
        </table:table-row>
      </table:table>
      <text:p text:style-name="Text_20_body"/>
      <text:h text:style-name="Heading_20_2" text:outline-level="2">When the books come in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ext_20_body">Receiving</text:p>
          </table:table-cell>
          <table:table-cell table:style-name="Table3.B1" office:value-type="string">
            <text:p text:style-name="Text_20_body"><draw:frame draw:style-name="fr3" draw:name="graphics4" text:anchor-type="paragraph" svg:width="12.402cm" svg:height="1.258cm" draw:z-index="6"><draw:image xlink:href="Pictures/1000000000000294000000433E4EB83A.pn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Text_20_body">Choose slip printing</text:p>
          </table:table-cell>
          <table:table-cell table:style-name="Table3.B2" office:value-type="string">
            <text:p text:style-name="Text_20_body">Click on one of Individual slips (default), Mulitple slips on a page, or Do not print slips. <text:s/>These are the date-due slips you can put in the book for your patron.</text:p>
          </table:table-cell>
        </table:table-row>
        <table:table-row>
          <table:table-cell table:style-name="Table3.A2" office:value-type="string">
            <text:p text:style-name="Text_20_body">Receive the books</text:p>
          </table:table-cell>
          <table:table-cell table:style-name="Table3.B2" office:value-type="string">
            <text:p text:style-name="Text_20_body">Click the Receive button for that book. <text:s/>If you have selected Individual slips, a date-due slip will be printed. <text:s/>If you have selected Multiple slips on a page, a button called Print now will appear under Printing of Date-Due Slips; you can click it at any time to print any accumulated slips (shown below the Receiving table).</text:p>
          </table:table-cell>
        </table:table-row>
        <table:table-row>
          <table:table-cell table:style-name="Table3.A2" office:value-type="string">
            <text:p text:style-name="Text_20_body">Note</text:p>
          </table:table-cell>
          <table:table-cell table:style-name="Table3.B2" office:value-type="string">
            <text:p text:style-name="Text_20_body">You do not need to create any kind of cataloguing record in your ILS. <text:s/>You will be have access to your ILL request statistics through fILL.</text:p>
          </table:table-cell>
        </table:table-row>
      </table:table>
      <text:p text:style-name="Text_20_body"/>
      <text:h text:style-name="Heading_20_2" text:outline-level="2">Requesting a renewal / Checking status of Renewal requests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ext_20_body">Renewals</text:p>
          </table:table-cell>
          <table:table-cell table:style-name="Table4.B1" office:value-type="string">
            <text:p text:style-name="Text_20_body"><draw:frame draw:style-name="fr3" draw:name="graphics5" text:anchor-type="paragraph" svg:width="12.402cm" svg:height="1.221cm" draw:z-index="7"><draw:image xlink:href="Pictures/1000000000000294000000412891AD1B.png" xlink:type="simple" xlink:show="embed" xlink:actuate="onLoad"/></draw:frame></text:p>
          </table:table-cell>
        </table:table-row>
        <text:soft-page-break/>
        <table:table-row>
          <table:table-cell table:style-name="Table4.A2" office:value-type="string">
            <text:p text:style-name="Text_20_body">Find the request</text:p>
          </table:table-cell>
          <table:table-cell table:style-name="Table4.B2" office:value-type="string">
            <text:p text:style-name="Text_20_body">In the Search box (upper right), enter the patron's barcode number or some keywords from the title of the book you would like to renew. <text:s/>You can also sort the list by status, by clicking on the Status heading.</text:p>
          </table:table-cell>
        </table:table-row>
        <table:table-row>
          <table:table-cell table:style-name="Table4.A2" office:value-type="string">
            <text:p text:style-name="Text_20_body">Ask for renewal</text:p>
          </table:table-cell>
          <table:table-cell table:style-name="Table4.B2" office:value-type="string">
            <text:p text:style-name="Text_20_body">Click the Ask for renewal button. <text:s/>Your request will be added to the lending library's Renewal requests list.</text:p>
          </table:table-cell>
        </table:table-row>
        <table:table-row>
          <table:table-cell table:style-name="Table4.A2" office:value-type="string">
            <text:p text:style-name="Text_20_body">Status of renewal request</text:p>
          </table:table-cell>
          <table:table-cell table:style-name="Table4.B2" office:value-type="string">
            <text:p text:style-name="Text_20_body">The status column will show one of: </text:p>
            <text:list xml:id="list1110700613" text:style-name="L2">
              <text:list-item>
                <text:p text:style-name="P2">Received (with an Ask for renewal button), </text:p>
              </text:list-item>
              <text:list-item>
                <text:p text:style-name="P2">Renew-Answer | Ok (with a new due date), or </text:p>
              </text:list-item>
              <text:list-item>
                <text:p text:style-name="P2">Renew-Answer | No-renewal (possibly with a message from the lender).</text:p>
              </text:list-item>
            </text:list>
          </table:table-cell>
        </table:table-row>
      </table:table>
      <text:p text:style-name="Text_20_body"/>
      <text:h text:style-name="Heading_20_2" text:outline-level="2">Returning the book to the lending library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ext_20_body">As part of your ILL returns procedure</text:p>
          </table:table-cell>
          <table:table-cell table:style-name="Table5.B1" office:value-type="string">
            <text:p text:style-name="Text_20_body"><draw:frame draw:style-name="fr3" draw:name="graphics6" text:anchor-type="paragraph" svg:width="12.402cm" svg:height="1.221cm" draw:z-index="8"><draw:image xlink:href="Pictures/100000000000029400000041277B4968.png" xlink:type="simple" xlink:show="embed" xlink:actuate="onLoad"/></draw:frame></text:p>
          </table:table-cell>
        </table:table-row>
        <table:table-row>
          <table:table-cell table:style-name="Table5.A2" office:value-type="string">
            <text:p text:style-name="Text_20_body">If you have a lot of ILLs to return</text:p>
          </table:table-cell>
          <table:table-cell table:style-name="Table5.B2" office:value-type="string">
            <text:p text:style-name="Text_20_body">Enter some keywords from the title into the Search box (upper right)</text:p>
          </table:table-cell>
        </table:table-row>
        <table:table-row>
          <table:table-cell table:style-name="Table5.A2" office:value-type="string">
            <text:p text:style-name="Text_20_body">Mark it as returned</text:p>
          </table:table-cell>
          <table:table-cell table:style-name="Table5.B2" office:value-type="string">
            <text:p text:style-name="Text_20_body">Click the Return button.</text:p>
          </table:table-cell>
        </table:table-row>
      </table:table>
      <text:p text:style-name="Text_20_body"/>
      <text:h text:style-name="Heading_20_2" text:outline-level="2">Overdue items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ext_20_body">Check for overdue items</text:p>
          </table:table-cell>
          <table:table-cell table:style-name="Table6.B1" office:value-type="string">
            <text:p text:style-name="Text_20_body"><draw:frame draw:style-name="fr1" draw:name="graphics7" text:anchor-type="paragraph" svg:width="12.393cm" svg:height="1.238cm" draw:z-index="9"><draw:image xlink:href="Pictures/1000000000000294000000427886CAB7.png" xlink:type="simple" xlink:show="embed" xlink:actuate="onLoad"/></draw:frame></text:p>
          </table:table-cell>
        </table:table-row>
      </table:table>
      <text:h text:style-name="P16" text:outline-level="2"/>
      <text:h text:style-name="P17" text:outline-level="2">Overrides</text:h>
      <text:h text:style-name="Heading_20_4" text:outline-level="4">If you receive a book but it is not in your Receiving list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">The lender did not mark it as Shipped.</text:p>
          </table:table-cell>
          <table:table-cell table:style-name="Table12.B1" office:value-type="string">
            <text:list xml:id="list1853451166" text:style-name="L3">
              <text:list-item>
                <text:p text:style-name="P3">Override this by going into Current ILLs =&gt; Current Borrowing. <text:s/></text:p>
              </text:list-item>
              <text:list-item>
                <text:p text:style-name="P3">Click the + button in the Overrides column (right side) for that ILL. <text:s/></text:p>
              </text:list-item>
              <text:list-item>
                <text:p text:style-name="P3">Click the Receive button. <text:s/></text:p>
              </text:list-item>
              <text:list-item>
                <text:p text:style-name="P3">Proceed with When the book comes in, above.</text:p>
              </text:list-item>
            </text:list>
          </table:table-cell>
        </table:table-row>
      </table:table>
      <text:h text:style-name="Heading_20_4" text:outline-level="4">If you get an overdue for a book you have returned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">The lender did not mark it as Checked-in.</text:p>
          </table:table-cell>
          <table:table-cell table:style-name="Table13.B1" office:value-type="string">
            <text:list xml:id="list143860786" text:style-name="L4">
              <text:list-item>
                <text:p text:style-name="P4">Override this by going into Current ILLs =&gt; Current Borrowing. <text:s/></text:p>
              </text:list-item>
              <text:list-item>
                <text:p text:style-name="P4">Click the + button in the Overrides column (right side) for that ILL. <text:s/></text:p>
              </text:list-item>
              <text:list-item>
                <text:p text:style-name="P4">Click the Close button to close the ILL transaction. <text:s/>(The ILL gets moved to History)</text:p>
              </text:list-item>
            </text:list>
          </table:table-cell>
        </table:table-row>
      </table:table>
      <text:h text:style-name="P15" text:outline-level="1">Filling interlibrary loan requests from other libraries</text:h>
      <text:h text:style-name="Heading_20_2" text:outline-level="2">Pulling items from your shelves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ext_20_body">Show new requests</text:p>
          </table:table-cell>
          <table:table-cell table:style-name="Table7.B1" office:value-type="string">
            <text:p text:style-name="Text_20_body"><draw:frame draw:style-name="fr3" draw:name="graphics8" text:anchor-type="paragraph" svg:width="12.428cm" svg:height="1.242cm" draw:z-index="10"><draw:image xlink:href="Pictures/10000000000002940000004234694E3B.png" xlink:type="simple" xlink:show="embed" xlink:actuate="onLoad"/></draw:frame></text:p>
          </table:table-cell>
        </table:table-row>
        <table:table-row>
          <table:table-cell table:style-name="Table7.A2" office:value-type="string">
            <text:p text:style-name="Text_20_body">Suggested procedure</text:p>
          </table:table-cell>
          <table:table-cell table:style-name="Table7.B2" office:value-type="string">
            <text:list xml:id="list524042882" text:style-name="L5">
              <text:list-item>
                <text:p text:style-name="P6">Print entire pull list: click the Print button at the top of the list (formats the screen for printing), and then use your web browser's print function.</text:p>
              </text:list-item>
              <text:list-item>
                <text:p text:style-name="P6">Press the ESC (escape) key to exit the screen-printing format. <text:s/></text:p>
              </text:list-item>
              <text:list-item>
                <text:p text:style-name="P13">A you pull books from the shelves, mark on the printed sheet any items you will not loan (and why). <text:s/>Standard reasons include:</text:p>
              </text:list-item>
            </text:list>
            <text:section text:style-name="Sect1" text:name="Section1">
              <text:list xml:id="list2001616820" text:style-name="L6">
                <text:list-item>
                  <text:p text:style-name="P14">in use / on loan</text:p>
                </text:list-item>
                <text:list-item>
                  <text:p text:style-name="P14">in process</text:p>
                </text:list-item>
                <text:list-item>
                  <text:p text:style-name="P14">lost</text:p>
                </text:list-item>
                <text:list-item>
                  <text:p text:style-name="P14">non-circulating</text:p>
                </text:list-item>
                <text:list-item>
                  <text:p text:style-name="P14">not owned</text:p>
                </text:list-item>
                <text:list-item>
                  <text:p text:style-name="P14">not on shelf</text:p>
                </text:list-item>
                <text:list-item>
                  <text:p text:style-name="P14">on reserve</text:p>
                </text:list-item>
                <text:list-item>
                  <text:p text:style-name="P14">poor condition</text:p>
                </text:list-item>
                <text:list-item>
                  <text:p text:style-name="P14">charges (i.e. You are willing to loan it, but will charge a fee)</text:p>
                </text:list-item>
                <text:list-item>
                  <text:p text:style-name="P14">on hold</text:p>
                </text:list-item>
                <text:list-item>
                  <text:p text:style-name="P14">policy problem (e.g. too new, or don't loan this type of material, etc)</text:p>
                </text:list-item>
                <text:list-item>
                  <text:p text:style-name="P14">other</text:p>
                </text:list-item>
              </text:list>
            </text:section>
            <text:list xml:id="list221381002" text:continue-list="list524042882" text:style-name="L5">
              <text:list-item>
                <text:p text:style-name="P13">Proceed to Responding to interlibrary loan requests, below.</text:p>
              </text:list-item>
            </text:list>
          </table:table-cell>
        </table:table-row>
        <table:table-row>
          <table:table-cell table:style-name="Table7.A2" office:value-type="string">
            <text:p text:style-name="Text_20_body">Notes</text:p>
          </table:table-cell>
          <table:table-cell table:style-name="Table7.B2" office:value-type="string">
            <text:list xml:id="list179606976" text:style-name="L7">
              <text:list-item>
                <text:p text:style-name="P7">You can check / print this list at any time. <text:s/>Any requests that you have not yet responded to will show up here.</text:p>
              </text:list-item>
              <text:list-item>
                <text:p text:style-name="P7">The list is in call # order by default. <text:s/>You can change the sort order by clicking on the various column headings.</text:p>
              </text:list-item>
              <text:list-item>
                <text:p text:style-name="P7">The list includes scannable patron barcodes for the requesting libraries (if you have entered these barcode numbers, taken from your ILS). <text:s/></text:p>
              </text:list-item>
            </text:list>
          </table:table-cell>
        </table:table-row>
      </table:table>
      <text:p text:style-name="Text_20_body"/>
      <text:h text:style-name="Heading_20_2" text:outline-level="2">Responding to interlibrary loan requests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ext_20_body">Send a response to the requesting library</text:p>
          </table:table-cell>
          <table:table-cell table:style-name="Table8.B1" office:value-type="string">
            <text:p text:style-name="Text_20_body"><draw:frame draw:style-name="fr1" draw:name="graphics9" text:anchor-type="paragraph" svg:width="12.428cm" svg:height="1.242cm" draw:z-index="11"><draw:image xlink:href="Pictures/100000000000029400000042895500CF.png" xlink:type="simple" xlink:show="embed" xlink:actuate="onLoad"/></draw:frame></text:p>
          </table:table-cell>
        </table:table-row>
        <table:table-row>
          <table:table-cell table:style-name="Table8.A2" office:value-type="string">
            <text:p text:style-name="Text_20_body">Check out in your ILS</text:p>
          </table:table-cell>
          <table:table-cell table:style-name="Table8.B2" office:value-type="string">
            <text:p text:style-name="Text_20_body">Check out the items to the requesting libraries; note the due date.</text:p>
          </table:table-cell>
        </table:table-row>
        <table:table-row>
          <table:table-cell table:style-name="Table8.A2" office:value-type="string">
            <text:p text:style-name="Text_20_body">Set a default due date</text:p>
          </table:table-cell>
          <table:table-cell table:style-name="Table8.B2" office:value-type="string">
            <text:p text:style-name="Text_20_body">This will set the due date for all requests that you send. <text:s/>Set it to match the due date from your ILS. <text:s/>If you have different due dates for different types of items, set the default due date for one type and respond to all of those. <text:s/>Then change the default due date and respond to the rest.</text:p>
          </table:table-cell>
        </table:table-row>
        <table:table-row>
          <table:table-cell table:style-name="Table8.A2" office:value-type="string">
            <text:p text:style-name="Text_20_body">Requests you are filling</text:p>
          </table:table-cell>
          <table:table-cell table:style-name="Table8.B2" office:value-type="string">
            <text:p text:style-name="Text_20_body">Find the item in the list, and click the Send buton</text:p>
          </table:table-cell>
        </table:table-row>
        <table:table-row>
          <table:table-cell table:style-name="Table8.A2" office:value-type="string">
            <text:p text:style-name="Text_20_body">Requests you will not fill</text:p>
          </table:table-cell>
          <table:table-cell table:style-name="Table8.B2" office:value-type="string">
            <text:p text:style-name="Text_20_body">Find the item in the list, click the Unfilled button, and then click on the reason and Submit.</text:p>
          </table:table-cell>
        </table:table-row>
      </table:table>
      <text:p text:style-name="Text_20_body"/>
      <text:h text:style-name="Heading_20_2" text:outline-level="2"><text:soft-page-break/>Responding to renewal requests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ext_20_body">List of renewal requests</text:p>
          </table:table-cell>
          <table:table-cell table:style-name="Table9.B1" office:value-type="string">
            <text:p text:style-name="Text_20_body"><draw:frame draw:style-name="fr3" draw:name="graphics10" text:anchor-type="paragraph" svg:width="12.393cm" svg:height="1.238cm" draw:z-index="12"><draw:image xlink:href="Pictures/100000000000029400000042D8A74E01.png" xlink:type="simple" xlink:show="embed" xlink:actuate="onLoad"/></draw:frame></text:p>
          </table:table-cell>
        </table:table-row>
        <table:table-row>
          <table:table-cell table:style-name="Table9.A2" office:value-type="string">
            <text:p text:style-name="Text_20_body">Set a default due date</text:p>
          </table:table-cell>
          <table:table-cell table:style-name="Table9.B2" office:value-type="string">
            <text:p text:style-name="Text_20_body">As in Responding to interlibrary loan requests, above.</text:p>
          </table:table-cell>
        </table:table-row>
        <table:table-row>
          <table:table-cell table:style-name="Table9.A2" office:value-type="string">
            <text:p text:style-name="Text_20_body">Requests for which you will allow a renewal</text:p>
          </table:table-cell>
          <table:table-cell table:style-name="Table9.B2" office:value-type="string">
            <text:list xml:id="list298347203" text:style-name="L8">
              <text:list-item>
                <text:p text:style-name="P8">Click the Renew OK button.</text:p>
              </text:list-item>
            </text:list>
          </table:table-cell>
        </table:table-row>
        <table:table-row>
          <table:table-cell table:style-name="Table9.A2" office:value-type="string">
            <text:p text:style-name="Text_20_body">Requests for which you will not allow a renewal</text:p>
          </table:table-cell>
          <table:table-cell table:style-name="Table9.B2" office:value-type="string">
            <text:list xml:id="list1112169239" text:style-name="L9">
              <text:list-item>
                <text:p text:style-name="P9">Click the Can't renew button. <text:s/></text:p>
              </text:list-item>
              <text:list-item>
                <text:p text:style-name="P9">[Optional] Enter a note to the requesting library. <text:s/></text:p>
              </text:list-item>
              <text:list-item>
                <text:p text:style-name="P9">Click the Submit button.</text:p>
              </text:list-item>
            </text:list>
          </table:table-cell>
        </table:table-row>
      </table:table>
      <text:p text:style-name="Text_20_body"/>
      <text:h text:style-name="Heading_20_2" text:outline-level="2">When the book comes back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ext_20_body">Close the ILL transaction</text:p>
          </table:table-cell>
          <table:table-cell table:style-name="Table10.B1" office:value-type="string">
            <text:p text:style-name="Text_20_body"><draw:frame draw:style-name="fr3" draw:name="graphics11" text:anchor-type="paragraph" svg:width="12.4cm" svg:height="1.24cm" draw:z-index="13"><draw:image xlink:href="Pictures/100000000000029400000042ED6948ED.png" xlink:type="simple" xlink:show="embed" xlink:actuate="onLoad"/></draw:frame></text:p>
            <text:list xml:id="list153956409" text:style-name="L10">
              <text:list-item>
                <text:p text:style-name="P10">Find the request and click the Check-in button. (The ILLgets moved to History)</text:p>
              </text:list-item>
              <text:list-item>
                <text:p text:style-name="P10">Then check the item in in your ILS.</text:p>
              </text:list-item>
            </text:list>
          </table:table-cell>
        </table:table-row>
      </table:table>
      <text:p text:style-name="Text_20_body"/>
      <text:h text:style-name="Heading_20_2" text:outline-level="2">Overrides</text:h>
      <text:h text:style-name="Heading_20_4" text:outline-level="4">If the borrower has returned the book, but it is not in your Check-in list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">The borrower did not mark it as Returned.</text:p>
          </table:table-cell>
          <table:table-cell table:style-name="Table11.B1" office:value-type="string">
            <text:list xml:id="list1800505049" text:style-name="L11">
              <text:list-item>
                <text:p text:style-name="P5">Override this by going into Current ILLs =&gt; Current Lending. <text:s/></text:p>
              </text:list-item>
              <text:list-item>
                <text:p text:style-name="P5">Click the + button in the Overrides column (right side) for that ILL. <text:s/></text:p>
              </text:list-item>
              <text:list-item>
                <text:p text:style-name="P5">Click the Returned button. <text:s/></text:p>
              </text:list-item>
              <text:list-item>
                <text:p text:style-name="P5">Proceed with When the book comes back, above.</text:p>
              </text:list-item>
            </text:list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9cm"/>
      <style:text-properties fo:font-size="10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2cm" fo:margin-bottom="0.109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width="17.59cm" svg:height="1.67cm" draw:z-index="3"><draw:image xlink:href="Pictures/10000201000003200000004CA3622CFB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8T11:45:54</meta:creation-date>
    <dc:date>2012-03-29T10:13:13</dc:date>
    <meta:editing-duration>PT4H26M3S</meta:editing-duration>
    <meta:editing-cycles>8</meta:editing-cycles>
    <meta:generator>LibreOffice/3.4$Linux LibreOffice_project/340m1$Build-402</meta:generator>
    <meta:document-statistic meta:table-count="13" meta:image-count="11" meta:object-count="0" meta:page-count="4" meta:paragraph-count="108" meta:word-count="1002" meta:character-count="5420" meta:non-whitespace-character-count="4529"/>
  </office:meta>
</office:document-meta>
</file>